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ugs:</text:p>
      <text:p text:style-name="Standard"/>
      <text:p text:style-name="Standard">注册不能检查字符合法性</text:p>
      <text:p text:style-name="Standard"/>
      <text:p text:style-name="Standard">登陆：</text:p>
      <text:list xml:id="list1952105467" text:style-name="L2">
        <text:list-item>
          <text:p text:style-name="P2">没有记住我选项</text:p>
        </text:list-item>
        <text:list-item>
          <text:p text:style-name="P2">忘记密码选项</text:p>
        </text:list-item>
      </text:list>
      <text:p text:style-name="Standard"/>
      <text:p text:style-name="Standard"/>
      <text:list xml:id="list2168660770" text:style-name="L3">
        <text:list-item>
          <text:p text:style-name="P3">添加物品信息： 分类选项没有排序。添加照片部分</text:p>
        </text:list-item>
        <text:list-item>
          <text:p text:style-name="P3">所有form：错误信息提示为英文</text:p>
        </text:list-item>
        <text:list-item>
          <text:p text:style-name="P3">添加信息时可三连击</text:p>
        </text:list-item>
        <text:list-item>
          <text:p text:style-name="P3">某些登陆后可见的页面现在是直接404。期待效果：跳转到登陆窗口，登陆后跳转回原页面</text:p>
        </text:list-item>
        <text:list-item>
          <text:p text:style-name="P3"/>
        </text:list-item>
      </text:list>
      <text:p text:style-name="Standard"/>
      <text:p text:style-name="Standard">是否已经登陆的处理，session的持续时间问题（to do list)</text:p>
      <text:p text:style-name="Standard">邮件功能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ishi Tong</meta:initial-creator>
    <meta:creation-date>2009-04-16T16:52:36</meta:creation-date>
    <dc:date>2009-07-04T17:51:13</dc:date>
    <dc:creator>Jishi Tong</dc:creator>
    <meta:editing-duration>PT30H17M58S</meta:editing-duration>
    <meta:editing-cycles>20</meta:editing-cycles>
    <meta:generator>OpenOffice.org/3.0$Linux OpenOffice.org_project/300m15$Build-9379</meta:generator>
    <meta:document-statistic meta:table-count="0" meta:image-count="0" meta:object-count="0" meta:page-count="1" meta:paragraph-count="11" meta:word-count="27" meta:character-count="169"/>
    <meta:user-defined meta:name="Info 1"/>
    <meta:user-defined meta:name="Info 2"/>
    <meta:user-defined meta:name="Info 3"/>
    <meta:user-defined meta:name="Info 4"/>
  </office:meta>
</office:document-meta>
</file>